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2" table:style-name="ta1"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area </text:p>
          </table:table-cell>
          <table:table-cell table:style-name="Default" office:value-type="string" calcext:value-type="string">
            <text:p>Fecha Inicio </text:p>
          </table:table-cell>
          <table:table-cell table:style-name="Default" office:value-type="string" calcext:value-type="string">
            <text:p>Fecha de Finalización</text:p>
          </table:table-cell>
        </table:table-row>
        <table:table-row table:style-name="ro1">
          <table:table-cell office:value-type="string" calcext:value-type="string">
            <text:p>Admin Person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Alicia Vald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óstico base de Desarrollo Ecónomico e Inovación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Recopilación de indicadores para la elaboración de los diagnósticos base </text:p>
          </table:table-cell>
          <table:table-cell office:value-type="date" office:date-value="2014-10-01" calcext:value-type="date">
            <text:p>01/10/14</text:p>
          </table:table-cell>
          <table:table-cell office:value-type="date" office:date-value="2014-10-02" calcext:value-type="date">
            <text:p>02/10/14</text:p>
          </table:table-cell>
        </table:table-row>
        <table:table-row table:style-name="ro1">
          <table:table-cell office:value-type="string" calcext:value-type="string">
            <text:p><text:s text:c="3"/>Elaboración de la presentación de los diagnosticos de cada mesa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Alfredo Viesca Domíngu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óstico base de Desarrollo Social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Recopilación de indicadores para la elaboración de los diagnósticos base </text:p>
          </table:table-cell>
          <table:table-cell office:value-type="date" office:date-value="2014-10-01" calcext:value-type="date">
            <text:p>01/10/14</text:p>
          </table:table-cell>
          <table:table-cell office:value-type="date" office:date-value="2014-10-02" calcext:value-type="date">
            <text:p>02/10/14</text:p>
          </table:table-cell>
        </table:table-row>
        <table:table-row table:style-name="ro1">
          <table:table-cell office:value-type="string" calcext:value-type="string">
            <text:p><text:s text:c="3"/>Elaboración de la presentación de los diagnosticos de cada mesa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Ana Isabel Villarreal Segur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cilio Pedro Secunza Schott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óstico base de Buen Gobierno y Coordinación Metropolitana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Daniela Patricia Corral Hernánd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óstico base de Entorno Urbano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Eduardo Holguin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Aprobación del directorio de invitados </text:p>
          </table:table-cell>
          <table:table-cell table:number-columns-repeated="2" office:value-type="date" office:date-value="2014-10-01" calcext:value-type="date">
            <text:p>01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Guillermo Valdés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Crear sección del PEM en sitio web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Hugo Ramírez Martín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Confirmación de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Elaboración de cuadernill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10-02" calcext:value-type="date">
            <text:p>02/10/14</text:p>
          </table:table-cell>
        </table:table-row>
        <table:table-row table:style-name="ro1">
          <table:table-cell office:value-type="string" calcext:value-type="string">
            <text:p><text:s text:c="6"/>Envio de cuadernillos a expertos </text:p>
          </table:table-cell>
          <table:table-cell table:number-columns-repeated="2"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nvio de invitaciones a expertos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María Ilse Leticia Ávila Garcí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Redacción de invitación </text:p>
          </table:table-cell>
          <table:table-cell table:number-columns-repeated="2" office:value-type="date" office:date-value="2014-09-24" calcext:value-type="date">
            <text:p>24/09/14</text:p>
          </table:table-cell>
        </table:table-row>
        <table:table-row table:style-name="ro1">
          <table:table-cell office:value-type="string" calcext:value-type="string">
            <text:p><text:s text:c="3"/>Invitar a coordinadores a ser moderadore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09-25" calcext:value-type="date">
            <text:p>25/09/14</text:p>
          </table:table-cell>
        </table:table-row>
        <table:table-row table:style-name="ro1">
          <table:table-cell office:value-type="string" calcext:value-type="string">
            <text:p><text:s text:c="3"/>Asesoría por videoconferencia con Rafael Pérez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Recopilación de proyectos metropolitanos vigentes </text:p>
          </table:table-cell>
          <table:table-cell table:number-columns-repeated="2"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Preparación como facilit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<text:s text:c="3"/>Capacitación para la mesa 2 </text:p>
          </table:table-cell>
          <table:table-cell table:number-columns-repeated="2" office:value-type="date" office:date-value="2014-10-10" calcext:value-type="date">
            <text:p>10/10/14</text:p>
          </table:table-cell>
        </table:table-row>
        <table:table-row table:style-name="ro1">
          <table:table-cell office:value-type="string" calcext:value-type="string">
            <text:p>Israel Sinai Charur Ménd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Personalización de cómites técnicos </text:p>
          </table:table-cell>
          <table:table-cell table:number-columns-repeated="2" office:value-type="date" office:date-value="2014-10-01" calcext:value-type="date">
            <text:p>01/10/14</text:p>
          </table:table-cell>
        </table:table-row>
        <table:table-row table:style-name="ro1">
          <table:table-cell office:value-type="string" calcext:value-type="string">
            <text:p><text:s text:c="3"/>Elaboración de cuadernill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10-02" calcext:value-type="date">
            <text:p>02/10/14</text:p>
          </table:table-cell>
        </table:table-row>
        <table:table-row table:style-name="ro1">
          <table:table-cell office:value-type="string" calcext:value-type="string">
            <text:p><text:s text:c="6"/>Diseño de Cuadernillos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laboración de la presentación de los diagnosticos de cada mesa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6"/>Diseño de la presentación </text:p>
          </table:table-cell>
          <table:table-cell office:value-type="date" office:date-value="2014-10-06" calcext:value-type="date">
            <text:p>06/10/14</text:p>
          </table:table-cell>
          <table:table-cell office:value-type="date" office:date-value="2014-10-07" calcext:value-type="date">
            <text:p>07/10/14</text:p>
          </table:table-cell>
        </table:table-row>
        <table:table-row table:style-name="ro1">
          <table:table-cell office:value-type="string" calcext:value-type="string">
            <text:p><text:s text:c="3"/>Elaboración de constancias de participación </text:p>
          </table:table-cell>
          <table:table-cell office:value-type="date" office:date-value="2014-10-06" calcext:value-type="date">
            <text:p>06/10/14</text:p>
          </table:table-cell>
          <table:table-cell office:value-type="date" office:date-value="2014-10-07" calcext:value-type="date">
            <text:p>07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Janeth Ramírez Facio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Confirmación de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Elaboración de cuadernill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10-02" calcext:value-type="date">
            <text:p>02/10/14</text:p>
          </table:table-cell>
        </table:table-row>
        <table:table-row table:style-name="ro1">
          <table:table-cell office:value-type="string" calcext:value-type="string">
            <text:p><text:s text:c="6"/>Imprensión de cuadernillos </text:p>
          </table:table-cell>
          <table:table-cell office:value-type="date" office:date-value="2014-10-06" calcext:value-type="date">
            <text:p>06/10/14</text:p>
          </table:table-cell>
          <table:table-cell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Abastecimiento del material de trabajo </text:p>
          </table:table-cell>
          <table:table-cell office:value-type="date" office:date-value="2014-09-30" calcext:value-type="date">
            <text:p>30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nvio de invitaciones a expertos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laboración de lista de asistencia de expertos confirmados </text:p>
          </table:table-cell>
          <table:table-cell office:value-type="date" office:date-value="2014-10-06" calcext:value-type="date">
            <text:p>06/10/14</text:p>
          </table:table-cell>
          <table:table-cell office:value-type="date" office:date-value="2014-10-07" calcext:value-type="date">
            <text:p>07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Jair Miramontes Cháve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óstico base de Sustentabilidad y Medio Ambiente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Jesús Alberto Pérez Luethje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Irma Judith Ramírez Machain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laboración de directorio de grupo de expert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09-25" calcext:value-type="date">
            <text:p>25/09/14</text:p>
          </table:table-cell>
        </table:table-row>
        <table:table-row table:style-name="ro1">
          <table:table-cell office:value-type="string" calcext:value-type="string">
            <text:p><text:s text:c="3"/>Elaboración de directorio de grupo promotor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09-25" calcext:value-type="date">
            <text:p>25/09/14</text:p>
          </table:table-cell>
        </table:table-row>
        <table:table-row table:style-name="ro1">
          <table:table-cell office:value-type="string" calcext:value-type="string">
            <text:p><text:s text:c="3"/>Confirmación de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Abastecimiento del material de trabajo </text:p>
          </table:table-cell>
          <table:table-cell office:value-type="date" office:date-value="2014-09-30" calcext:value-type="date">
            <text:p>30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nvio de invitaciones a expertos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Luis Alberto Campos Hinojos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óstico base de Buen Gobierno y Coordinación Metropolitana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Luis Gutiérrez Arizpe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óstico base de Movilidad y Transporte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Recopilación de indicadores para la elaboración de los diagnósticos base </text:p>
          </table:table-cell>
          <table:table-cell office:value-type="date" office:date-value="2014-10-01" calcext:value-type="date">
            <text:p>01/10/14</text:p>
          </table:table-cell>
          <table:table-cell office:value-type="date" office:date-value="2014-10-02" calcext:value-type="date">
            <text:p>02/10/14</text:p>
          </table:table-cell>
        </table:table-row>
        <table:table-row table:style-name="ro1">
          <table:table-cell office:value-type="string" calcext:value-type="string">
            <text:p><text:s text:c="3"/>Elaboración de la presentación de los diagnosticos de cada mesa </text:p>
          </table:table-cell>
          <table:table-cell office:value-type="date" office:date-value="2014-10-02" calcext:value-type="date">
            <text:p>02/10/14</text:p>
          </table:table-cell>
          <table:table-cell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Miriam Castillo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María Susana Montano Garcí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Asesoría por videoconferencia con Rafael Pérez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Información del diagnóstico base de Sustentabilidad y Medio Ambiente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Registrar ciudadanos </text:p>
          </table:table-cell>
          <table:table-cell table:number-columns-repeated="2" office:value-type="date" office:date-value="2014-10-05" calcext:value-type="date">
            <text:p>05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Mariana Segovia Mot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Confirmación de expertos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Requisición </text:p>
          </table:table-cell>
          <table:table-cell office:value-type="date" office:date-value="2014-09-23" calcext:value-type="date">
            <text:p>23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Abastecimiento del material de trabajo </text:p>
          </table:table-cell>
          <table:table-cell office:value-type="date" office:date-value="2014-09-30" calcext:value-type="date">
            <text:p>30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Invitación a prensa </text:p>
          </table:table-cell>
          <table:table-cell table:number-columns-repeated="2" office:value-type="date" office:date-value="2014-10-06" calcext:value-type="date">
            <text:p>06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Natalia Zavala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laboración del formato de captura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Rodrigo González Morales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Recopilación de indicadores para la elaboración de los diagnósticos base </text:p>
          </table:table-cell>
          <table:table-cell office:value-type="date" office:date-value="2014-10-01" calcext:value-type="date">
            <text:p>01/10/14</text:p>
          </table:table-cell>
          <table:table-cell office:value-type="date" office:date-value="2014-10-02" calcext:value-type="date">
            <text:p>02/10/14</text:p>
          </table:table-cell>
        </table:table-row>
        <table:table-row table:style-name="ro1">
          <table:table-cell office:value-type="string" calcext:value-type="string">
            <text:p><text:s text:c="3"/>Elaboración de cuadernill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10-02" calcext:value-type="date">
            <text:p>02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Teresita de Jesús Benítez Saludado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Información del diagnóstico base de Entorno Urbano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Luly Aranzábal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laboración de directorio de grupo de expertos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09-25" calcext:value-type="date">
            <text:p>25/09/14</text:p>
          </table:table-cell>
        </table:table-row>
        <table:table-row table:style-name="ro1">
          <table:table-cell office:value-type="string" calcext:value-type="string">
            <text:p><text:s text:c="3"/>Elaboración de directorio de grupo promotor </text:p>
          </table:table-cell>
          <table:table-cell office:value-type="date" office:date-value="2014-09-24" calcext:value-type="date">
            <text:p>24/09/14</text:p>
          </table:table-cell>
          <table:table-cell office:value-type="date" office:date-value="2014-09-25" calcext:value-type="date">
            <text:p>25/09/14</text:p>
          </table:table-cell>
        </table:table-row>
        <table:table-row table:style-name="ro1">
          <table:table-cell office:value-type="string" calcext:value-type="string">
            <text:p><text:s text:c="3"/>Asesoría por videoconferencia con Rafael Pérez </text:p>
          </table:table-cell>
          <table:table-cell office:value-type="date" office:date-value="2014-09-25" calcext:value-type="date">
            <text:p>25/09/14</text:p>
          </table:table-cell>
          <table:table-cell office:value-type="date" office:date-value="2014-09-26" calcext:value-type="date">
            <text:p>26/09/14</text:p>
          </table:table-cell>
        </table:table-row>
        <table:table-row table:style-name="ro1">
          <table:table-cell office:value-type="string" calcext:value-type="string">
            <text:p><text:s text:c="3"/>Información del diagnóstico base de Desarrollo Social </text:p>
          </table:table-cell>
          <table:table-cell office:value-type="date" office:date-value="2014-09-22" calcext:value-type="date">
            <text:p>22/09/14</text:p>
          </table:table-cell>
          <table:table-cell office:value-type="date" office:date-value="2014-09-29" calcext:value-type="date">
            <text:p>29/09/14</text:p>
          </table:table-cell>
        </table:table-row>
        <table:table-row table:style-name="ro1">
          <table:table-cell office:value-type="string" calcext:value-type="string">
            <text:p><text:s text:c="3"/>Elaboración de formato control general de participantes </text:p>
          </table:table-cell>
          <table:table-cell office:value-type="date" office:date-value="2014-09-23" calcext:value-type="date">
            <text:p>23/09/14</text:p>
          </table:table-cell>
          <table:table-cell office:value-type="date" office:date-value="2014-10-03" calcext:value-type="date">
            <text:p>03/10/14</text:p>
          </table:table-cell>
        </table:table-row>
        <table:table-row table:style-name="ro1">
          <table:table-cell office:value-type="string" calcext:value-type="string">
            <text:p><text:s text:c="3"/>Elaboración de lista de asistencia de expertos confirmados </text:p>
          </table:table-cell>
          <table:table-cell office:value-type="date" office:date-value="2014-10-06" calcext:value-type="date">
            <text:p>06/10/14</text:p>
          </table:table-cell>
          <table:table-cell office:value-type="date" office:date-value="2014-10-07" calcext:value-type="date">
            <text:p>07/10/14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Víctor Manuel Gómez Raynoso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  <table:table-row table:style-name="ro1">
          <table:table-cell office:value-type="string" calcext:value-type="string">
            <text:p>Víctor Núñez de la Cruz 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nsayo de presentación de indicadores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Revisión del diagnóstico básico </text:p>
          </table:table-cell>
          <table:table-cell table:number-columns-repeated="2" office:value-type="date" office:date-value="2014-10-08" calcext:value-type="date">
            <text:p>08/10/14</text:p>
          </table:table-cell>
        </table:table-row>
        <table:table-row table:style-name="ro1">
          <table:table-cell office:value-type="string" calcext:value-type="string">
            <text:p><text:s text:c="3"/>Elaboración del diagnóstico </text:p>
          </table:table-cell>
          <table:table-cell table:number-columns-repeated="2" office:value-type="date" office:date-value="2014-10-09" calcext:value-type="date">
            <text:p>09/10/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 style:data-style-name="N2" text:time-value="12:24:16.0938589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22:11:54.415939143</meta:creation-date>
    <dc:date>2014-10-06T12:24:48.322275810</dc:date>
    <meta:editing-duration>P0D</meta:editing-duration>
    <meta:editing-cycles>2</meta:editing-cycles>
    <meta:generator>LibreOffice/4.2.5.2$Linux_X86_64 LibreOffice_project/420m0$Build-2</meta:generator>
    <dc:creator>Guillermo Valdés Lozano</dc:creator>
    <meta:document-statistic meta:table-count="1" meta:cell-count="474" meta:object-count="0"/>
  </office:meta>
</office:document-meta>
</file>